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fined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finedTypeConverterImpl.getValue( ValueFactory valueFactory , Object prop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ndefinedTypeConverterImpl.getObject( Value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